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  <manifest:file-entry manifest:media-type="image/png" manifest:full-path="Pictures/044121502204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veryA4_5f_99_2c_1_5f_67_2c_7" style:display-name="AveryA4_99,1_67,7" style:family="table">
      <style:table-properties style:width="21.001cm" fo:margin-top="1.401cm" fo:margin-bottom="0cm" table:align="center" style:shadow="none"/>
    </style:style>
    <style:style style:name="AveryA4_5f_99_2c_1_5f_67_2c_7.A" style:display-name="AveryA4_99,1_67,7.A" style:family="table-column">
      <style:table-column-properties style:column-width="9.91cm"/>
    </style:style>
    <style:style style:name="AveryA4_5f_99_2c_1_5f_67_2c_7.B" style:display-name="AveryA4_99,1_67,7.B" style:family="table-column">
      <style:table-column-properties style:column-width="1.182cm"/>
    </style:style>
    <style:style style:name="AveryA4_5f_99_2c_1_5f_67_2c_7.1" style:display-name="AveryA4_99,1_67,7.1" style:family="table-row">
      <style:table-row-properties style:min-row-height="6.669cm"/>
    </style:style>
    <style:style style:name="AveryA4_5f_99_2c_1_5f_67_2c_7.A1" style:display-name="AveryA4_99,1_67,7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veryA4_99,1_67,7" table:style-name="AveryA4_5f_99_2c_1_5f_67_2c_7">
        <table:table-column table:style-name="AveryA4_5f_99_2c_1_5f_67_2c_7.A"/>
        <table:table-column table:style-name="AveryA4_5f_99_2c_1_5f_67_2c_7.B"/>
        <table:table-column table:style-name="AveryA4_5f_99_2c_1_5f_67_2c_7.A"/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41" text:anchor-type="char" svg:width="6.588124917cm" svg:height="5.000624937cm" draw:z-index="3"><draw:image xlink:href="Pictures/0441215022041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10:35.48</meta:creation-date>
    <dc:date>2015-05-04T09:59:32.07</dc:date>
    <meta:editing-duration>PT48M56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1" meta:paragraph-count="8" meta:word-count="8" meta:character-count="72"/>
  </office:meta>
</office:document-meta>
</file>